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112ad8" officeooo:paragraph-rsid="00112ad8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12ad8" officeooo:paragraph-rsid="0014e29a"/>
    </style:style>
    <style:style style:name="P3" style:family="paragraph" style:parent-style-name="Text_20_body">
      <style:paragraph-properties fo:margin-top="0in" fo:margin-bottom="0in" loext:contextual-spacing="true"/>
      <style:text-properties officeooo:rsid="001666ff" officeooo:paragraph-rsid="001666ff"/>
    </style:style>
    <style:style style:name="P4" style:family="paragraph" style:parent-style-name="Text_20_body">
      <style:paragraph-properties fo:margin-top="0in" fo:margin-bottom="0in" loext:contextual-spacing="true"/>
      <style:text-properties officeooo:rsid="00177e68" officeooo:paragraph-rsid="00177e68"/>
    </style:style>
    <style:style style:name="T1" style:family="text">
      <style:text-properties officeooo:rsid="0012e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matic way to save the db file as on desktop instead of manually?</text:p>
      <text:p text:style-name="P3"/>
      <text:p text:style-name="P4">Diff between simple/detailed views? Why not on the same screen?</text:p>
      <text:p text:style-name="P4"/>
      <text:p text:style-name="P4">Setting view constraints to set items on design screen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15T12:33:00.479000000</dc:date>
    <meta:editing-duration>PT6H56S</meta:editing-duration>
    <meta:editing-cycles>6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3" meta:word-count="32" meta:character-count="185" meta:non-whitespace-character-count="156"/>
  </office:meta>
</office:document-meta>
</file>